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5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4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7" draw:name="Title 1" svg:x="0.75in" svg:y="2.32986in" svg:width="8.5in" svg:height="1.60764in" presentation:class="title" presentation:placeholder="false">
          <draw:text-box>
            <text:p text:style-name="a376" text:class-names="" text:cond-style-name=""><text:span text:style-name="a371" text:class-names="">Лекция<text:s text:c="1"/></text:span><text:span text:style-name="a372" text:class-names="">4</text:span><text:span text:style-name="a373" text:class-names=""><text:line-break/></text:span><text:span text:style-name="a374" text:class-names="">Правни отношения</text:span><text:span text:style-name="a375" text:class-names=""><text:line-break/></text:span></text:p>
          </draw:text-box>
          <svg:title/>
          <svg:desc/>
        </draw:frame>
        <draw:frame draw:id="id68" presentation:style-name="a380" draw:name="Subtitle 2" svg:x="1.5in" svg:y="4.25in" svg:width="7in" svg:height="1.91667in" presentation:class="subtitle" presentation:placeholder="false">
          <draw:text-box>
            <text:p text:style-name="a379" text:class-names="" text:cond-style-name=""><text:span text:style-name="a378" text:class-names="">Доц. д-р Невяна Кънева</text:span></text:p>
          </draw:text-box>
          <svg:title/>
          <svg:desc/>
        </draw:frame>
      </draw:page>
      <draw:page draw:name="Slide2" draw:style-name="a381" draw:master-page-name="Master1-Layout2-obj-Title-and-Content" presentation:presentation-page-layout-name="Master1-PPL2" draw:id="Slide-257">
        <draw:frame draw:id="id69" presentation:style-name="a384" draw:name="Title 1" svg:x="0.5in" svg:y="0.30035in" svg:width="9in" svg:height="1.25in" presentation:class="title" presentation:placeholder="false">
          <draw:text-box>
            <text:p text:style-name="a383" text:class-names="" text:cond-style-name=""><text:span text:style-name="a382" text:class-names="">Основни теми</text:span></text:p>
          </draw:text-box>
          <svg:title/>
          <svg:desc/>
        </draw:frame>
        <draw:frame draw:id="id70" presentation:style-name="a408" draw:name="Content Placeholder 2" svg:x="0.5in" svg:y="1.75in" svg:width="9in" svg:height="4.9496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5" text:class-names="">І.Понятие</text:span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ІІ. Юридически факти</text:span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ІІІ.Структура на правоотношението</text:span><text:span text:style-name="a394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ІV.Субекти на правото</text:span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V.Представителство</text:span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71" presentation:style-name="a414" draw:name="Title 1" svg:x="0.5in" svg:y="0.30035in" svg:width="9in" svg:height="1.25in" presentation:class="title" presentation:placeholder="false">
          <draw:text-box>
            <text:p text:style-name="a413" text:class-names="" text:cond-style-name=""><text:span text:style-name="a410" text:class-names=""><text:line-break/>І. Понятие за правоотношение</text:span><text:span text:style-name="a411" text:class-names=""><text:line-break/></text:span><text:span text:style-name="a412" text:class-names=""/></text:p>
          </draw:text-box>
          <svg:title/>
          <svg:desc/>
        </draw:frame>
        <draw:frame draw:id="id72" presentation:style-name="a426" draw:name="Content Placeholder 2" svg:x="0.5in" svg:y="1.75in" svg:width="9in" svg:height="4.94965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Правоотношението</text:span><text:span text:style-name="a422" text:class-names=""><text:s text:c="1"/>е възникваща въз основата на правна норма правна връзка между конкретни правни субекти, която се създава с цел да се регулира конкретното обществено отношение чрез предоставяне на права и възлагането на задължения</text:span><text:span text:style-name="a423" text:class-names=""/></text:p>
              </text:list-item>
            </text:list>
          </draw:text-box>
          <svg:title/>
          <svg:desc/>
        </draw:frame>
      </draw:page>
      <draw:page draw:name="Slide4" draw:style-name="a427" draw:master-page-name="Master1-Layout2-obj-Title-and-Content" presentation:presentation-page-layout-name="Master1-PPL2" draw:id="Slide-259">
        <draw:frame draw:id="id73" presentation:style-name="a432" draw:name="Title 1" svg:x="0.5in" svg:y="0.30035in" svg:width="9in" svg:height="1.25in" presentation:class="title" presentation:placeholder="false">
          <draw:text-box>
            <text:p text:style-name="a431" text:class-names="" text:cond-style-name=""><text:span text:style-name="a428" text:class-names=""><text:line-break/>ІІ. Юридически факти</text:span><text:span text:style-name="a429" text:class-names=""><text:line-break/></text:span><text:span text:style-name="a430" text:class-names=""/></text:p>
          </draw:text-box>
          <svg:title/>
          <svg:desc/>
        </draw:frame>
        <draw:frame draw:id="id74" presentation:style-name="a464" draw:name="Content Placeholder 2" svg:x="0.5in" svg:y="1.75in" svg:width="9in" svg:height="4.94965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3" text:class-names="">Юридическите факти<text:s text:c="1"/></text:span><text:span text:style-name="a434" text:class-names="">са конкретни обстоятелства от действителността, с чието осъществяване правната норма свързва определени правни последици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Юридическите факти се съдържат в<text:s text:c="1"/></text:span><text:span text:style-name="a438" text:class-names="">хипотезата на правната норма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Видове юридически факти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Според характера на правните последици:</text:span></text:p>
              </text:list-item>
            </text:list>
            <text:list text:style-name="a454">
              <text:list-item>
                <text:p text:style-name="a453" text:class-names="" text:cond-style-name=""><text:span text:style-name="a450" text:class-names="">-правопораждащи –<text:s text:c="1"/></text:span><text:span text:style-name="a451" text:class-names="">раждане на дете, сключване на договор</text:span><text:span text:style-name="a452" text:class-names=""><text:s text:c="29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-правопроменящи - <text:s text:c="1"/>опрощаване на дълг, прехвърляне на вземане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-правопогасяващи <text:s text:c="1"/>- давност, развод <text:s text:c="26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-правосъхраняващи – прекъсване на давността</text:span></text:p>
              </text:list-item>
            </text:list>
          </draw:text-box>
          <svg:title/>
          <svg:desc/>
        </draw:frame>
      </draw:page>
      <draw:page draw:name="Slide10" draw:style-name="a465" draw:master-page-name="Master1-Layout2-obj-Title-and-Content" presentation:presentation-page-layout-name="Master1-PPL2" draw:id="Slide-265">
        <draw:frame draw:id="id75" presentation:style-name="a468" draw:name="Title 1" svg:x="0.5in" svg:y="0.30035in" svg:width="9in" svg:height="1.25in" presentation:class="title" presentation:placeholder="false">
          <draw:text-box>
            <text:p text:style-name="a467" text:class-names="" text:cond-style-name=""><text:span text:style-name="a466" text:class-names="">Видове юридически факти</text:span></text:p>
          </draw:text-box>
          <svg:title/>
          <svg:desc/>
        </draw:frame>
        <draw:frame draw:id="id76" presentation:style-name="a500" draw:name="Content Placeholder 2" svg:x="0.5in" svg:y="1.75in" svg:width="9in" svg:height="4.94965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Според свързването на правните последици с наличието или липсата на определени факти:</text:span></text:p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- положителни <text:s text:c="1"/>-<text:s text:c="1"/></text:span><text:span text:style-name="a473" text:class-names="">обстоятелствата трябва да са налице, за да настъпят правни последици – учредяване на ЮЛ, студент бакалавър <text:s text:c="35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- отрицателни – правните последици настъпват, ако липсват определени обстоятелства – за да станеш ДСл не трябва да си ЕТ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Според това, дали възникването на юридическите факти е резултат от проява на човешка воля и съзнание или не: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-юридически събития –<text:s text:c="1"/></text:span><text:span text:style-name="a483" text:class-names="">не са резултат от човешка воля - наводнение</text:span><text:span text:style-name="a484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-юридически действия -<text:s text:c="1"/></text:span><text:span text:style-name="a488" text:class-names="">резултат от човешка воля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действия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бездействия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5" draw:style-name="a501" draw:master-page-name="Master1-Layout2-obj-Title-and-Content" presentation:presentation-page-layout-name="Master1-PPL2" draw:id="Slide-260">
        <draw:frame draw:id="id77" presentation:style-name="a507" draw:name="Title 1" svg:x="0.5in" svg:y="0.30035in" svg:width="9in" svg:height="1.25in" presentation:class="title" presentation:placeholder="false">
          <draw:text-box>
            <text:p text:style-name="a506" text:class-names="" text:cond-style-name=""><text:span text:style-name="a502" text:class-names=""><text:line-break/>Видове юр</text:span><text:span text:style-name="a503" text:class-names="">идически факти</text:span><text:span text:style-name="a504" text:class-names=""><text:line-break/></text:span><text:span text:style-name="a505" text:class-names=""/></text:p>
          </draw:text-box>
          <svg:title/>
          <svg:desc/>
        </draw:frame>
        <draw:frame draw:id="id78" presentation:style-name="a534" draw:name="Content Placeholder 2" svg:x="0.5in" svg:y="1.75in" svg:width="9in" svg:height="4.9496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Според характера на действието на юридическите факти:</text:span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факти с еднократно действие<text:s text:c="1"/></text:span><text:span text:style-name="a512" text:class-names="">– в определен момент - смърт, раждане, гръм</text:span></text:p>
              </text:list-item>
            </text:list>
            <text:list text:style-name="a518">
              <text:list-item>
                <text:p text:style-name="a517" text:class-names="" text:cond-style-name=""><text:span text:style-name="a515" text:class-names="">факти-състояния<text:s text:c="1"/></text:span><text:span text:style-name="a516" text:class-names="">– в период от време – нетрудоспособност, брак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Според това дали се състоят от един или повече факти: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прости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сложни – фактически състави – система от относително обособени ЮФ, които пораждат правни последици – напр. създаване на ТД – общо събрание, устав, регистрация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11" draw:style-name="a535" draw:master-page-name="Master1-Layout2-obj-Title-and-Content" presentation:presentation-page-layout-name="Master1-PPL2" draw:id="Slide-266">
        <draw:frame draw:id="id79" presentation:style-name="a538" draw:name="Title 1" svg:x="0.5in" svg:y="0.30035in" svg:width="9in" svg:height="1.25in" presentation:class="title" presentation:placeholder="false">
          <draw:text-box>
            <text:p text:style-name="a537" text:class-names="" text:cond-style-name=""><text:span text:style-name="a536" text:class-names="">Видове юридически факти</text:span></text:p>
          </draw:text-box>
          <svg:title/>
          <svg:desc/>
        </draw:frame>
        <draw:frame draw:id="id80" presentation:style-name="a564" draw:name="Content Placeholder 2" svg:x="0.5in" svg:y="1.75in" svg:width="9in" svg:height="4.94965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39" text:class-names="">Презумпция<text:s text:c="1"/></text:span><text:span text:style-name="a540" text:class-names="">заключение, което законът прави от един известен за друг неизвестен факт.<text:s text:c="1"/></text:span><text:span text:style-name="a541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оборими <text:s text:c="1"/>-<text:s text:c="1"/></text:span><text:span text:style-name="a545" text:class-names="">може да се доказва обратното – баща е този, който бракът посочва <text:s text:c="35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48" text:class-names="">необорими –<text:s text:c="1"/></text:span><text:span text:style-name="a549" text:class-names="">не<text:s text:c="1"/></text:span><text:span text:style-name="a550" text:class-names="">може да се доказва обратното – незнанието на правото никого не извинява</text:span><text:span text:style-name="a551" text:class-names="">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57" text:class-names="">Фикция <text:s text:c="1"/></text:span><text:span text:style-name="a558" text:class-names="">-<text:s text:c="1"/></text:span><text:span text:style-name="a559" text:class-names="">признава за съществуващо нещо, което не съществува -<text:s text:c="1"/></text:span><text:span text:style-name="a560" text:class-names="">родство по сватовство</text:span><text:span text:style-name="a561" text:class-names=""/></text:p>
              </text:list-item>
            </text:list>
          </draw:text-box>
          <svg:title/>
          <svg:desc/>
        </draw:frame>
      </draw:page>
      <draw:page draw:name="Slide6" draw:style-name="a565" draw:master-page-name="Master1-Layout2-obj-Title-and-Content" presentation:presentation-page-layout-name="Master1-PPL2" draw:id="Slide-261">
        <draw:frame draw:id="id81" presentation:style-name="a570" draw:name="Title 1" svg:x="0.5in" svg:y="0.30035in" svg:width="9in" svg:height="1.25in" presentation:class="title" presentation:placeholder="false">
          <draw:text-box>
            <text:p text:style-name="a569" text:class-names="" text:cond-style-name=""><text:span text:style-name="a566" text:class-names=""><text:line-break/>ІІІ.Структура на правоотношението</text:span><text:span text:style-name="a567" text:class-names=""><text:line-break/></text:span><text:span text:style-name="a568" text:class-names=""/></text:p>
          </draw:text-box>
          <svg:title/>
          <svg:desc/>
        </draw:frame>
        <draw:frame draw:id="id82" presentation:style-name="a614" draw:name="Content Placeholder 2" svg:x="0.5in" svg:y="1.75in" svg:width="9in" svg:height="4.94965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Субекти на<text:s text:c="1"/></text:span><text:span text:style-name="a575" text:class-names="">правоотношението<text:s text:c="1"/></text:span><text:span text:style-name="a576" text:class-names="">– отделен човешки индивид или група индивиди, които според правото са носители на юридически права и задължения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3" text:class-names="">Обект на<text:s text:c="1"/></text:span><text:span text:style-name="a584" text:class-names="">правоотношението<text:s text:c="1"/></text:span><text:span text:style-name="a585" text:class-names="">– това, по повод на което съществува правоотношението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2" text:class-names="">Съдържание<text:s text:c="1"/></text:span><text:span text:style-name="a593" text:class-names="">на<text:s text:c="1"/></text:span><text:span text:style-name="a594" text:class-names="">правоотношението<text:s text:c="1"/></text:span><text:span text:style-name="a595" text:class-names="">– правата и задълженията на субектите по правоотношението</text:span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7" draw:style-name="a615" draw:master-page-name="Master1-Layout2-obj-Title-and-Content" presentation:presentation-page-layout-name="Master1-PPL2" draw:id="Slide-262">
        <draw:frame draw:id="id83" presentation:style-name="a620" draw:name="Title 1" svg:x="0.5in" svg:y="0.30035in" svg:width="9in" svg:height="1.25in" presentation:class="title" presentation:placeholder="false">
          <draw:text-box>
            <text:p text:style-name="a619" text:class-names="" text:cond-style-name=""><text:span text:style-name="a616" text:class-names="">Субективно<text:s text:c="1"/></text:span><text:span text:style-name="a617" text:class-names="">право</text:span><text:span text:style-name="a618" text:class-names=""/></text:p>
          </draw:text-box>
          <svg:title/>
          <svg:desc/>
        </draw:frame>
        <draw:frame draw:id="id84" presentation:style-name="a672" draw:name="Content Placeholder 2" svg:x="0.5in" svg:y="1.75in" svg:width="9in" svg:height="4.94965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1" text:class-names="">Понятие за субективно<text:s text:c="1"/></text:span><text:span text:style-name="a622" text:class-names="">право<text:s text:c="1"/></text:span><text:span text:style-name="a623" text:class-names="">– позволеното от закона поведение, което субектът може да има за постигане на свой интерес</text:span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Структура на субективното право: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право на<text:s text:c="1"/></text:span><text:span text:style-name="a631" text:class-names="">титуляра</text:span><text:span text:style-name="a632" text:class-names=""><text:s text:c="1"/>да изисква определено поведение от задълженото лице</text:span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право на<text:s text:c="1"/></text:span><text:span text:style-name="a636" text:class-names="">титуляра</text:span><text:span text:style-name="a637" text:class-names=""><text:s text:c="1"/>на активно поведение</text:span></text:p>
              </text:list-item>
            </text:list>
            <text:list text:style-name="a647">
              <text:list-item>
                <text:p text:style-name="a646" text:class-names="" text:cond-style-name=""><text:span text:style-name="a640" text:class-names="">п</text:span><text:span text:style-name="a641" text:class-names="">ритезание</text:span><text:span text:style-name="a642" text:class-names=""><text:s text:c="1"/>– когато реализирането на<text:s text:c="1"/></text:span><text:span text:style-name="a643" text:class-names="">суб</text:span><text:span text:style-name="a644" text:class-names="">. право е застрашено</text:span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Видове субективни права: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Според характера на интереса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имуществени<text:tab/><text:tab/><text:tab/> <text:s text:c="9"/>неимуществени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Според степента на определеност на задължените лица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абсолютни <text:s text:c="49"/>относителни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Според възможността да се прехвърлят другиму</text:span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прехвърлими</text:span><text:span text:style-name="a667" text:class-names=""><text:s text:c="46"/></text:span><text:span text:style-name="a668" text:class-names="">непрехвърлими</text:span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2-obj-Title-and-Content" presentation:presentation-page-layout-name="Master1-PPL2" draw:id="Slide-269">
        <draw:frame draw:id="id85" presentation:style-name="a677" draw:name="Title 1" svg:x="0.5in" svg:y="0.30035in" svg:width="9in" svg:height="1.25in" presentation:class="title" presentation:placeholder="false">
          <draw:text-box>
            <text:p text:style-name="a676" text:class-names="" text:cond-style-name=""><text:span text:style-name="a674" text:class-names="">Видове субективни права</text:span><text:span text:style-name="a675" text:class-names=""/></text:p>
          </draw:text-box>
          <svg:title/>
          <svg:desc/>
        </draw:frame>
        <draw:frame draw:id="id86" presentation:style-name="a717" draw:name="Content Placeholder 2" svg:x="0.5in" svg:y="1.75in" svg:width="9in" svg:height="4.94965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Според характера на интереса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- имуществени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- неимуществени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Според степента на определеност на задължените лица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абсолютни –<text:s text:c="1"/></text:span><text:span text:style-name="a691" text:class-names="">задължените не са точно определени,вещните права</text:span><text:span text:style-name="a692" text:class-names=""><text:s text:c="48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5" text:class-names="">о</text:span><text:span text:style-name="a696" text:class-names="">тносителни -<text:s text:c="1"/></text:span><text:span text:style-name="a697" text:class-names="">задължените са точно определени, при договор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Според възможността да се прехвърлят другиму</text:span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прехвърлими <text:s text:c="1"/></text:span><text:span text:style-name="a704" text:class-names="">- вещните права</text:span><text:span text:style-name="a705" text:class-names=""><text:s text:c="44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08" text:class-names="">н</text:span><text:span text:style-name="a709" text:class-names="">епрехвърлими –<text:s text:c="1"/></text:span><text:span text:style-name="a710" text:class-names="">правата с личен характер – име, авторство</text:span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2-obj-Title-and-Content" presentation:presentation-page-layout-name="Master1-PPL2" draw:id="Slide-268">
        <draw:frame draw:id="id87" presentation:style-name="a722" draw:name="Title 1" svg:x="0.5in" svg:y="0.30035in" svg:width="9in" svg:height="1.25in" presentation:class="title" presentation:placeholder="false">
          <draw:text-box>
            <text:p text:style-name="a721" text:class-names="" text:cond-style-name=""><text:span text:style-name="a719" text:class-names="">Субективно задължение</text:span><text:span text:style-name="a720" text:class-names=""/></text:p>
          </draw:text-box>
          <svg:title/>
          <svg:desc/>
        </draw:frame>
        <draw:frame draw:id="id88" presentation:style-name="a741" draw:name="Content Placeholder 2" svg:x="0.5in" svg:y="1.75in" svg:width="9in" svg:height="4.94965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Субективното задължение<text:s text:c="1"/></text:span><text:span text:style-name="a730" text:class-names="">е определеното в правната норма поведение, което задълженото лице трябва да има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6" text:class-names="">При неизпълнение на задължението</text:span><text:span text:style-name="a737" text:class-names="">, за лицето настъпват неблагоприятни последици, в които се изразява юридическата отговорност.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8" draw:style-name="a742" draw:master-page-name="Master1-Layout2-obj-Title-and-Content" presentation:presentation-page-layout-name="Master1-PPL2" draw:id="Slide-263">
        <draw:frame draw:id="id89" presentation:style-name="a747" draw:name="Title 1" svg:x="0.5in" svg:y="0.30035in" svg:width="9in" svg:height="1.25in" presentation:class="title" presentation:placeholder="false">
          <draw:text-box>
            <text:p text:style-name="a746" text:class-names="" text:cond-style-name=""><text:span text:style-name="a743" text:class-names=""><text:line-break/>ІV.Субекти на правото</text:span><text:span text:style-name="a744" text:class-names=""><text:line-break/></text:span><text:span text:style-name="a745" text:class-names=""/></text:p>
          </draw:text-box>
          <svg:title/>
          <svg:desc/>
        </draw:frame>
        <draw:frame draw:id="id90" presentation:style-name="a787" draw:name="Content Placeholder 2" svg:x="0.5in" svg:y="1.75in" svg:width="9in" svg:height="4.94965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1" text:class-names="">Понятие<text:s text:c="1"/></text:span><text:span text:style-name="a752" text:class-names="">за субект на<text:s text:c="1"/></text:span><text:span text:style-name="a753" text:class-names="">правото –<text:s text:c="1"/></text:span><text:span text:style-name="a754" text:class-names="">лице, което е<text:s text:c="1"/></text:span><text:span text:style-name="a755" text:class-names="">правосубектно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Правосубектност</text:span><text:span text:style-name="a763" text:class-names="">:</text:span></text:p>
              </text:list-item>
            </text:list>
            <text:list text:style-name="a771">
              <text:list-item>
                <text:p text:style-name="a770" text:class-names="" text:cond-style-name=""><text:span text:style-name="a766" text:class-names="">п</text:span><text:span text:style-name="a767" text:class-names="">равоспособност –<text:s text:c="1"/></text:span><text:span text:style-name="a768" text:class-names="">принципната възможност лицето да бъде носител на права и задължения</text:span><text:span text:style-name="a769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2" text:class-names="">д</text:span><text:span text:style-name="a773" text:class-names="">ееспособност –<text:s text:c="1"/></text:span><text:span text:style-name="a774" text:class-names="">способността на лицето само с лични действия за реализира своите юридически права и задължения</text:span><text:span text:style-name="a775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8" text:class-names="">д</text:span><text:span text:style-name="a779" text:class-names="">еликтоспособност –<text:s text:c="1"/></text:span><text:span text:style-name="a780" text:class-names="">способността на лицето да носи отговорност за извършеното от него</text:span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9" draw:style-name="a788" draw:master-page-name="Master1-Layout2-obj-Title-and-Content" presentation:presentation-page-layout-name="Master1-PPL2" draw:id="Slide-264">
        <draw:frame draw:id="id91" presentation:style-name="a794" draw:name="Title 1" svg:x="0.5in" svg:y="0.30035in" svg:width="9in" svg:height="1.25in" presentation:class="title" presentation:placeholder="false">
          <draw:text-box>
            <text:p text:style-name="a793" text:class-names="" text:cond-style-name=""><text:span text:style-name="a789" text:class-names=""><text:line-break/></text:span><text:span text:style-name="a790" text:class-names="">V.Представителство</text:span><text:span text:style-name="a791" text:class-names=""><text:line-break/></text:span><text:span text:style-name="a792" text:class-names=""/></text:p>
          </draw:text-box>
          <svg:title/>
          <svg:desc/>
        </draw:frame>
        <draw:frame draw:id="id92" presentation:style-name="a821" draw:name="Content Placeholder 2" svg:x="0.5in" svg:y="1.75in" svg:width="9in" svg:height="4.94965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5" text:class-names="">Предназначение<text:s text:c="1"/></text:span><text:span text:style-name="a796" text:class-names="">– да компенсира липсата на дееспособност или на специални знания. ЮЛ винаги се представляват от своите органи.</text:span><text:span text:style-name="a797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Понятие<text:s text:c="1"/></text:span><text:span text:style-name="a801" text:class-names="">– извършването на правни действия от едно лице – представител, за друго лице – представляван, като последиците от действията настъпват направо за представлявания</text:span><text:span text:style-name="a802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Видове<text:s text:c="1"/></text:span><text:span text:style-name="a806" text:class-names="">:</text:span></text:p>
              </text:list-item>
            </text:list>
            <text:list text:style-name="a814">
              <text:list-item>
                <text:p text:style-name="a813" text:class-names="" text:cond-style-name=""><text:span text:style-name="a809" text:class-names="">законово<text:s text:c="1"/></text:span><text:span text:style-name="a810" text:class-names="">представителство –<text:s text:c="1"/></text:span><text:span text:style-name="a811" text:class-names="">произтича от закон, напр. недееспособни ФЛ, ЮЛ</text:span><text:span text:style-name="a812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5" text:class-names="">договорно<text:s text:c="1"/></text:span><text:span text:style-name="a816" text:class-names="">представителство –<text:s text:c="1"/></text:span><text:span text:style-name="a817" text:class-names="">представляваният е дееспособен, но по някакви съображения иска друг да извърши действията</text:span><text:span text:style-name="a8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.0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.0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.0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.0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.0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.0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.0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.0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.0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.0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.0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.0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79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7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29.01.2020 г.</text:date></text:span></text:p>
        </draw:text-box>
        <svg:title/>
        <svg:desc/>
      </draw:frame>
      <draw:frame draw:id="id65" presentation:style-name="a366" draw:name="Footer Placeholder 3" svg:x="0in" svg:y="10.31122in" svg:width="3.22141in" svg:height="0.54279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122in" svg:width="3.22141in" svg:height="0.54279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Лекция 4 Правни отношения</dc:title>
    <meta:initial-creator>Nevena Kaneva</meta:initial-creator>
    <dc:creator>Nevyana Kaneva</dc:creator>
    <meta:creation-date>2014-12-29T13:26:09Z</meta:creation-date>
    <dc:date>2020-01-29T13:08:02Z</dc:date>
    <meta:print-date>2020-01-29T13:07:11Z</meta:print-date>
    <meta:editing-cycles>7</meta:editing-cycles>
    <meta:editing-duration>PT16296S</meta:editing-duration>
    <meta:document-statistic meta:paragraph-count="98" meta:word-count="683"/>
  </office:meta>
</office:document-meta>
</file>